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400000034B8058399CBD1BFFB.jpg" manifest:media-type="image/jpeg"/>
  <manifest:file-entry manifest:full-path="Pictures/10000000000001A4000001A4CB3E960FA90601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498cm" table:align="left"/>
    </style:style>
    <style:style style:name="Table1.A" style:family="table-column">
      <style:table-column-properties style:column-width="2.402cm"/>
    </style:style>
    <style:style style:name="Table1.B" style:family="table-column">
      <style:table-column-properties style:column-width="2.096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Table2" style:family="table">
      <style:table-properties style:width="6.696cm" table:align="left"/>
    </style:style>
    <style:style style:name="Table2.A" style:family="table-column">
      <style:table-column-properties style:column-width="1.893cm"/>
    </style:style>
    <style:style style:name="Table2.B" style:family="table-column">
      <style:table-column-properties style:column-width="1.812cm"/>
    </style:style>
    <style:style style:name="Table2.C" style:family="table-column">
      <style:table-column-properties style:column-width="2.992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2.3" style:family="table-row">
      <style:table-row-properties fo:background-color="#f6f8fa">
        <style:background-image/>
      </style:table-row-properties>
    </style:style>
    <style:style style:name="Table3" style:family="table">
      <style:table-properties style:width="6.696cm" table:align="left"/>
    </style:style>
    <style:style style:name="Table3.A" style:family="table-column">
      <style:table-column-properties style:column-width="1.79cm"/>
    </style:style>
    <style:style style:name="Table3.B" style:family="table-column">
      <style:table-column-properties style:column-width="1.914cm"/>
    </style:style>
    <style:style style:name="Table3.C" style:family="table-column">
      <style:table-column-properties style:column-width="2.992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3.3" style:family="table-row">
      <style:table-row-properties fo:background-color="#f6f8fa">
        <style:background-image/>
      </style:table-row-properties>
    </style:style>
    <style:style style:name="Table4" style:family="table">
      <style:table-properties style:width="5.292cm" table:align="left"/>
    </style:style>
    <style:style style:name="Table4.A" style:family="table-column">
      <style:table-column-properties style:column-width="1.609cm"/>
    </style:style>
    <style:style style:name="Table4.B" style:family="table-column">
      <style:table-column-properties style:column-width="1.383cm"/>
    </style:style>
    <style:style style:name="Table4.C" style:family="table-column">
      <style:table-column-properties style:column-width="2.3cm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4.2" style:family="table-row">
      <style:table-row-properties style:min-row-height="0.702cm" fo:background-color="#ffffff">
        <style:background-image/>
      </style:table-row-properties>
    </style:style>
    <style:style style:name="Table4.3" style:family="table-row">
      <style:table-row-properties fo:background-color="#f6f8fa">
        <style:background-image/>
      </style:table-row-properties>
    </style:style>
    <style:style style:name="Table5" style:family="table">
      <style:table-properties style:width="8.996cm" table:align="left"/>
    </style:style>
    <style:style style:name="Table5.A" style:family="table-column">
      <style:table-column-properties style:column-width="1.665cm"/>
    </style:style>
    <style:style style:name="Table5.B" style:family="table-column">
      <style:table-column-properties style:column-width="2.344cm"/>
    </style:style>
    <style:style style:name="Table5.C" style:family="table-column">
      <style:table-column-properties style:column-width="2.484cm"/>
    </style:style>
    <style:style style:name="Table5.D" style:family="table-column">
      <style:table-column-properties style:column-width="2.503cm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5.C1" style:family="table-cell">
      <style:table-cell-properties style:vertical-align="middle" fo:padding-left="0.344cm" fo:padding-right="0.344cm" fo:padding-top="0.159cm" fo:padding-bottom="0.159cm" fo:border-left="0.05pt solid #dfe2e5" fo:border-right="none" fo:border-top="0.05pt solid #dfe2e5" fo:border-bottom="0.05pt solid #dfe2e5"/>
    </style:style>
    <style:style style:name="Table5.3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.397cm" fo:margin-top="0cm" fo:margin-bottom="0.499cm" loext:contextual-spacing="false" fo:orphans="2" fo:widows="2" fo:text-indent="0cm" style:auto-text-indent="false"/>
      <style:text-properties fo:font-variant="normal" fo:text-transform="none" fo:color="#24292e" fo:letter-spacing="normal" fo:background-color="#24292e" loext:padding="0cm" loext:border="none"/>
    </style:style>
    <style:style style:name="P4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d4d4d4" style:font-name="Droid Sans Mono" fo:font-size="10.5pt" fo:letter-spacing="normal" fo:font-style="normal" fo:font-weight="normal" officeooo:rsid="001cf22c" fo:background-color="#1e1e1e" loext:padding="0.049cm" loext:border="0.06pt solid #dddddd"/>
    </style:style>
    <style:style style:name="P5" style:family="paragraph" style:parent-style-name="Standard">
      <style:paragraph-properties fo:margin-left="0cm" fo:margin-right="1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color="#d4d4d4" style:font-name="Droid Sans Mono" fo:font-size="10.5pt" fo:font-weight="normal" fo:background-color="#1e1e1e"/>
    </style:style>
    <style:style style:name="P6" style:family="paragraph" style:parent-style-name="Text_20_body">
      <style:paragraph-properties fo:orphans="2" fo:widows="2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P8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24292e" fo:letter-spacing="normal" fo:background-color="#24292e" loext:padding="0cm" loext:border="none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10" style:family="paragraph" style:parent-style-name="Text_20_body" style:list-style-name="L2">
      <style:paragraph-properties fo:margin-top="0cm" fo:margin-bottom="0cm" loext:contextual-spacing="false" fo:orphans="2" fo:widows="2" fo:padding="0cm" fo:border="none"/>
    </style:style>
    <style:style style:name="P11" style:family="paragraph" style:parent-style-name="Text_20_body" style:list-style-name="L9">
      <style:paragraph-properties fo:margin-top="0cm" fo:margin-bottom="0cm" loext:contextual-spacing="false" fo:orphans="2" fo:widows="2" fo:padding="0cm" fo:border="none"/>
    </style:style>
    <style:style style:name="P12" style:family="paragraph" style:parent-style-name="Text_20_body" style:list-style-name="L10">
      <style:paragraph-properties fo:margin-top="0cm" fo:margin-bottom="0cm" loext:contextual-spacing="false" fo:orphans="2" fo:widows="2" fo:padding="0cm" fo:border="non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.397cm" fo:margin-bottom="0cm" loext:contextual-spacing="false" fo:text-indent="0cm" style:auto-text-indent="false"/>
      <style:text-properties fo:color="#0366d6" style:text-line-through-style="none" style:text-line-through-type="none" style:text-underline-style="none" style:text-blinking="false" fo:background-color="transparent" loext:padding-left="0cm" loext:padding-right="0cm" loext:padding-top="0.049cm" loext:padding-bottom="0.049cm" loext:border-left="none" loext:border-right="none" loext:border-top="1.5pt solid #ffffff" loext:border-bottom="1.5pt solid #ffffff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background-color="#f6f8fa" loext:padding-left="0cm" loext:padding-right="0cm" loext:padding-top="0cm" loext:padding-bottom="0.049cm" loext:border-left="none" loext:border-right="none" loext:border-top="none" loext:border-bottom="0.06pt solid #d1d5da"/>
    </style:style>
    <style:style style:name="P22" style:family="paragraph" style:parent-style-name="Text_20_body" style:list-style-name="L3">
      <style:paragraph-properties fo:margin-left="0cm" fo:margin-right="0.265cm" fo:margin-top="0cm" fo:margin-bottom="0cm" loext:contextual-spacing="false" style:line-height-at-least="0.529cm" fo:text-indent="0cm" style:auto-text-indent="false" fo:padding="0cm" fo:border="none"/>
    </style:style>
    <style:style style:name="P23" style:family="paragraph" style:parent-style-name="Text_20_body">
      <style:paragraph-properties fo:margin-left="0.159cm" fo:margin-right="0cm" fo:margin-top="0cm" fo:margin-bottom="0.529cm" loext:contextual-spacing="false" fo:text-indent="0cm" style:auto-text-indent="false"/>
      <style:text-properties fo:font-variant="normal" fo:text-transform="none" fo:color="#24292e" fo:letter-spacing="normal" fo:background-color="#fafbfc" loext:padding="0cm" loext:border="none"/>
    </style:style>
    <style:style style:name="P24" style:family="paragraph" style:parent-style-name="Text_20_body">
      <style:paragraph-properties fo:margin-left="0.159cm" fo:margin-right="0cm" fo:margin-top="0cm" fo:margin-bottom="0.529cm" loext:contextual-spacing="false" style:line-height-at-least="0.529cm" fo:text-indent="0cm" style:auto-text-indent="false"/>
    </style:style>
    <style:style style:name="P25" style:family="paragraph" style:parent-style-name="Text_20_body">
      <style:paragraph-properties fo:margin-top="0cm" fo:margin-bottom="0.529cm" loext:contextual-spacing="false"/>
      <style:text-properties fo:font-variant="normal" fo:text-transform="none" fo:color="#24292e" fo:letter-spacing="normal" fo:background-color="#fafbfc" loext:padding="0cm" loext:border="none"/>
    </style:style>
    <style:style style:name="P26" style:family="paragraph" style:parent-style-name="Text_20_body">
      <style:paragraph-properties fo:margin-top="0cm" fo:margin-bottom="0.529cm" loext:contextual-spacing="false" fo:line-height="100%"/>
    </style:style>
    <style:style style:name="P27" style:family="paragraph" style:parent-style-name="Text_20_body">
      <style:paragraph-properties fo:margin-top="0.423cm" fo:margin-bottom="0.423cm" loext:contextual-spacing="false" style:line-height-at-least="0.529cm"/>
    </style:style>
    <style:style style:name="P28" style:family="paragraph" style:parent-style-name="Text_20_body">
      <style:paragraph-properties fo:margin-top="0.423cm" fo:margin-bottom="0.423cm" loext:contextual-spacing="false" style:line-height-at-least="0.847cm"/>
    </style:style>
    <style:style style:name="P29" style:family="paragraph" style:parent-style-name="Text_20_body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0" style:family="paragraph" style:parent-style-name="Text_20_body" style:list-style-name="L4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2" style:family="paragraph" style:parent-style-name="Text_20_body" style:list-style-name="L6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3" style:family="paragraph" style:parent-style-name="Text_20_body" style:list-style-name="L7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4" style:family="paragraph" style:parent-style-name="Text_20_body" style:list-style-name="L8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5" style:family="paragraph" style:parent-style-name="Text_20_body" style:list-style-name="L4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officeooo:rsid="00186856" officeooo:paragraph-rsid="00186856" loext:padding="0.049cm" loext:border="0.06pt solid #dddddd"/>
    </style:style>
    <style:style style:name="P36" style:family="paragraph" style:parent-style-name="Text_20_body">
      <style:paragraph-properties fo:margin-left="0.529cm" fo:margin-right="0cm" fo:margin-top="0cm" fo:margin-bottom="0.265cm" loext:contextual-spacing="false" fo:text-indent="0cm" style:auto-text-indent="false"/>
      <style:text-properties fo:background-color="#f6f8fa" loext:padding-left="0cm" loext:padding-right="0cm" loext:padding-top="0cm" loext:padding-bottom="0.049cm" loext:border-left="none" loext:border-right="none" loext:border-top="none" loext:border-bottom="0.06pt solid #d1d5da"/>
    </style:style>
    <style:style style:name="P37" style:family="paragraph" style:parent-style-name="Text_20_body">
      <style:paragraph-properties fo:margin-left="0.529cm" fo:margin-right="0cm" fo:margin-top="0cm" fo:margin-bottom="0.265cm" loext:contextual-spacing="false" fo:text-indent="0cm" style:auto-text-indent="false"/>
      <style:text-properties fo:color="#586069" fo:background-color="#f6f8fa" loext:padding="0cm" loext:border="none"/>
    </style:style>
    <style:style style:name="P38" style:family="paragraph" style:parent-style-name="Text_20_body">
      <style:paragraph-properties fo:margin-left="0.212cm" fo:margin-right="0.212cm" fo:margin-top="0cm" fo:margin-bottom="0cm" loext:contextual-spacing="false" style:line-height-at-least="0.423cm" fo:text-indent="0cm" style:auto-text-indent="false" fo:padding="0cm" fo:border="none"/>
      <style:text-properties fo:color="#586069" fo:font-size="9.75pt" fo:background-color="#ffffff" loext:padding="0.049cm" loext:border="0.06pt solid #d1d5da"/>
    </style:style>
    <style:style style:name="P39" style:family="paragraph" style:parent-style-name="Text_20_body">
      <style:paragraph-properties fo:margin-left="0.212cm" fo:margin-right="0.212cm" fo:margin-top="0cm" fo:margin-bottom="0.212cm" loext:contextual-spacing="false" fo:text-indent="0cm" style:auto-text-indent="false"/>
      <style:text-properties fo:background-color="#ffffff" loext:padding="0.049cm" loext:border="0.06pt solid #d1d5da"/>
    </style:style>
    <style:style style:name="P40" style:family="paragraph" style:parent-style-name="Text_20_body">
      <style:paragraph-properties fo:margin-left="0.265cm" fo:margin-right="0cm" fo:margin-top="0.397cm" fo:margin-bottom="0cm" loext:contextual-spacing="false" fo:text-indent="0cm" style:auto-text-indent="false"/>
    </style:style>
    <style:style style:name="P41" style:family="paragraph" style:parent-style-name="Text_20_body">
      <style:paragraph-properties fo:margin-top="0.397cm" fo:margin-bottom="0cm" loext:contextual-spacing="false"/>
    </style:style>
    <style:style style:name="P42" style:family="paragraph" style:parent-style-name="Text_20_body">
      <style:paragraph-properties fo:margin-top="0cm" fo:margin-bottom="0.265cm" loext:contextual-spacing="false"/>
      <style:text-properties fo:background-color="#f6f8fa" loext:padding-left="0cm" loext:padding-right="0cm" loext:padding-top="0cm" loext:padding-bottom="0.049cm" loext:border-left="none" loext:border-right="none" loext:border-top="none" loext:border-bottom="0.06pt solid #d1d5da"/>
    </style:style>
    <style:style style:name="P43" style:family="paragraph" style:parent-style-name="Text_20_body" style:list-style-name="L9">
      <style:paragraph-properties fo:margin-left="0cm" fo:margin-right="0.423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586069" style:font-name="apple-system" fo:font-size="9pt" fo:letter-spacing="normal" fo:font-style="normal" fo:font-weight="normal" loext:padding-left="0cm" loext:padding-right="0cm" loext:padding-top="1.058cm" loext:padding-bottom="0cm" loext:border-left="none" loext:border-right="none" loext:border-top="0.06pt solid #eaecef" loext:border-bottom="none"/>
    </style:style>
    <style:style style:name="P44" style:family="paragraph" style:parent-style-name="Text_20_body" style:list-style-name="L9">
      <style:paragraph-properties fo:margin-left="0cm" fo:margin-right="0.423cm" fo:margin-top="0cm" fo:margin-bottom="0cm" loext:contextual-spacing="false" fo:orphans="2" fo:widows="2" fo:text-indent="0cm" style:auto-text-indent="false" fo:padding="0cm" fo:border="none"/>
    </style:style>
    <style:style style:name="P45" style:family="paragraph" style:parent-style-name="Text_20_body" style:list-style-name="L10">
      <style:paragraph-properties fo:margin-left="0cm" fo:margin-right="0.423cm" fo:margin-top="0cm" fo:margin-bottom="0cm" loext:contextual-spacing="false" fo:orphans="2" fo:widows="2" fo:text-indent="0cm" style:auto-text-indent="false" fo:padding="0cm" fo:border="none"/>
    </style:style>
    <style:style style:name="P46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47" style:family="paragraph" style:parent-style-name="Heading_20_1">
      <style:paragraph-properties fo:margin-left="0cm" fo:margin-right="0cm" fo:margin-top="0cm" fo:margin-bottom="0.423cm" loext:contextual-spacing="false" fo:line-height="125%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weight="bold"/>
    </style:style>
    <style:style style:name="P48" style:family="paragraph" style:parent-style-name="Heading_20_1">
      <style:paragraph-properties fo:margin-top="0cm" fo:margin-bottom="0cm" loext:contextual-spacing="false" style:line-height-at-least="0.688cm" fo:padding="0cm" fo:border="none"/>
      <style:text-properties fo:font-variant="normal" fo:text-transform="none" fo:color="#586069" style:font-name="apple-system" fo:font-size="9pt" fo:letter-spacing="normal" fo:font-style="normal" fo:font-weight="normal" fo:background-color="#fafbfc" loext:padding="0cm" loext:border="none"/>
    </style:style>
    <style:style style:name="P49" style:family="paragraph" style:parent-style-name="Heading_20_1">
      <style:paragraph-properties fo:margin-top="0cm" fo:margin-bottom="0cm" loext:contextual-spacing="false" style:line-height-at-least="0.688cm" fo:padding="0cm" fo:border="none"/>
      <style:text-properties fo:font-variant="normal" fo:text-transform="none" fo:color="#586069" fo:letter-spacing="normal" fo:background-color="#fafbfc" loext:padding="0cm" loext:border="none"/>
    </style:style>
    <style:style style:name="P50" style:family="paragraph" style:parent-style-name="Quotations">
      <style:paragraph-properties fo:margin-left="0cm" fo:margin-right="0cm" fo:margin-top="0cm" fo:margin-bottom="0cm" loext:contextual-spacing="false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51" style:family="paragraph" style:parent-style-name="Quotations">
      <style:paragraph-properties fo:margin-left="0cm" fo:margin-right="0cm" fo:margin-top="0cm" fo:margin-bottom="0cm" loext:contextual-spacing="false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6a737d" style:font-name="apple-system" fo:font-size="10.5pt" fo:letter-spacing="normal" fo:font-style="normal" fo:font-weight="normal" loext:padding="0.049cm" loext:border="0.06pt solid #dddddd"/>
    </style:style>
    <style:style style:name="P52" style:family="paragraph" style:parent-style-name="Quotations">
      <style:paragraph-properties fo:margin-left="1cm" fo:margin-right="1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53" style:family="paragraph" style:parent-style-name="Quotations">
      <style:paragraph-properties fo:margin-top="0cm" fo:margin-bottom="0cm" loext:contextual-spacing="false" fo:orphans="2" fo:widows="2" fo:padding-left="0.049cm" fo:padding-right="0cm" fo:padding-top="0cm" fo:padding-bottom="0cm" fo:border-left="0.51pt solid #dfe2e5" fo:border-right="none" fo:border-top="none" fo:border-bottom="none"/>
    </style:style>
    <style:style style:name="P54" style:family="paragraph" style:parent-style-name="Quotations">
      <style:paragraph-properties fo:margin-left="0cm" fo:margin-right="1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55" style:family="paragraph" style:parent-style-name="Heading_20_4">
      <style:paragraph-properties fo:margin-left="0cm" fo:margin-right="0cm" fo:margin-top="0.635cm" fo:margin-bottom="0.423cm" loext:contextual-spacing="false" fo:line-height="125%" fo:text-indent="0cm" style:auto-text-indent="false"/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P56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P57" style:family="paragraph" style:parent-style-name="Heading_20_2">
      <style:paragraph-properties fo:margin-left="0cm" fo:margin-right="0cm" fo:margin-top="0.635cm" fo:margin-bottom="0.423cm" loext:contextual-spacing="false" fo:line-height="125%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P58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line-height="145%" fo:text-indent="0cm" style:auto-text-indent="false" fo:padding="0cm" fo:border="none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61" style:family="paragraph" style:parent-style-name="Preformatted_20_Text">
      <style:paragraph-properties fo:margin-top="0cm" fo:margin-bottom="0cm" loext:contextual-spacing="false" fo:line-height="145%" fo:padding="0cm" fo:border="none"/>
      <style:text-properties fo:font-variant="normal" fo:text-transform="none" fo:color="#24292e" style:font-name="SFMono-Regular" fo:font-size="9.75pt" fo:letter-spacing="normal" fo:font-style="normal" fo:font-weight="normal" loext:padding="0.049cm" loext:border="0.06pt solid #dddddd"/>
    </style:style>
    <style:style style:name="P6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loext:padding="0.049cm" loext:border="0.06pt solid #dddddd"/>
    </style:style>
    <style:style style:name="P63" style:family="paragraph" style:parent-style-name="Preformatted_20_Text">
      <style:paragraph-properties fo:margin-top="0cm" fo:margin-bottom="0cm" loext:contextual-spacing="false" fo:line-height="145%" fo:padding="0cm" fo:border="none"/>
      <style:text-properties fo:font-variant="normal" fo:text-transform="none" fo:color="#6a737d" style:font-name="SFMono-Regular" fo:font-size="9.75pt" fo:letter-spacing="normal" fo:font-style="normal" fo:font-weight="normal" loext:padding="0.049cm" loext:border="0.06pt solid #dddddd"/>
    </style:style>
    <style:style style:name="P6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SFMono-Regular" fo:font-size="9.75pt" fo:letter-spacing="normal" fo:font-style="normal" fo:font-weight="normal" loext:padding="0.049cm" loext:border="0.06pt solid #dddddd"/>
    </style:style>
    <style:style style:name="P6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SFMono-Regular" fo:font-size="9.75pt" fo:letter-spacing="normal" fo:font-style="normal" fo:font-weight="normal" officeooo:rsid="001cf22c" loext:padding="0.049cm" loext:border="0.06pt solid #dddddd"/>
    </style:style>
    <style:style style:name="P6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SFMono-Regular" fo:font-size="9.75pt" fo:letter-spacing="normal" fo:font-style="normal" fo:font-weight="normal" officeooo:rsid="001cf22c" officeooo:paragraph-rsid="001cf22c" loext:padding="0.049cm" loext:border="0.06pt solid #dddddd"/>
    </style:style>
    <style:style style:name="P67" style:family="paragraph" style:parent-style-name="Preformatted_20_Text">
      <style:paragraph-properties fo:margin-top="0cm" fo:margin-bottom="0cm" loext:contextual-spacing="false" fo:line-height="145%" fo:padding="0cm" fo:border="none"/>
    </style:style>
    <style:style style:name="P68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69" style:family="paragraph" style:parent-style-name="Heading_20_3">
      <style:paragraph-properties fo:margin-left="0cm" fo:margin-right="0cm" fo:margin-top="0.635cm" fo:margin-bottom="0.423cm" loext:contextual-spacing="false" fo:line-height="125%" fo:text-indent="0cm" style:auto-text-indent="false"/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P70" style:family="paragraph" style:parent-style-name="Table_20_Contents">
      <style:text-properties officeooo:rsid="001b2eb1" officeooo:paragraph-rsid="001b2eb1"/>
    </style:style>
    <style:style style:name="P71" style:family="paragraph" style:parent-style-name="Table_20_Contents">
      <style:text-properties style:text-line-through-style="solid" style:text-line-through-type="single" officeooo:rsid="001b2eb1" officeooo:paragraph-rsid="001b2eb1"/>
    </style:style>
    <style:style style:name="P72" style:family="paragraph" style:parent-style-name="Table_20_Contents">
      <style:text-properties style:text-line-through-style="solid" style:text-line-through-type="single" officeooo:rsid="001c5356" officeooo:paragraph-rsid="001c5356"/>
    </style:style>
    <style:style style:name="P73" style:family="paragraph" style:parent-style-name="Table_20_Contents">
      <style:text-properties officeooo:rsid="001cf22c" officeooo:paragraph-rsid="001cf22c"/>
    </style:style>
    <style:style style:name="P74" style:family="paragraph" style:parent-style-name="Table_20_Heading">
      <style:text-properties fo:font-weight="bold"/>
    </style:style>
    <style:style style:name="P75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</style:style>
    <style:style style:name="P76" style:family="paragraph">
      <style:paragraph-properties fo:text-align="start"/>
      <style:text-properties style:text-line-through-style="none" style:text-line-through-type="none" fo:font-family="inherit" fo:font-size="12pt" fo:font-style="normal" style:text-underline-style="none"/>
    </style:style>
    <style:style style:name="P77" style:family="paragraph">
      <style:paragraph-properties fo:text-align="center"/>
    </style:style>
    <style:style style:name="P78" style:family="paragraph">
      <style:paragraph-properties fo:text-align="start"/>
      <style:text-properties fo:color="#24292e" style:text-line-through-style="none" style:text-line-through-type="none" fo:font-family="inherit" fo:font-size="10pt" fo:font-style="normal" style:text-underline-style="none"/>
    </style:style>
    <style:style style:name="P79" style:family="paragraph">
      <style:paragraph-properties fo:text-align="start"/>
      <style:text-properties style:font-name="Liberation Mono" fo:font-size="10pt"/>
    </style:style>
    <style:style style:name="T1" style:family="text">
      <style:text-properties fo:color="#ffffff"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c5356"/>
    </style:style>
    <style:style style:name="T4" style:family="text">
      <style:text-properties fo:font-weight="bold"/>
    </style:style>
    <style:style style:name="T5" style:family="text">
      <style:text-properties fo:color="#24292e" style:text-line-through-style="none" style:text-line-through-type="none" fo:font-size="9pt" style:text-underline-style="none" fo:font-weight="bold" style:text-blinking="false" fo:background-color="#ffffff" loext:char-shading-value="0" loext:padding="0cm" loext:border="none"/>
    </style:style>
    <style:style style:name="T6" style:family="text">
      <style:text-properties fo:color="#24292e" style:text-line-through-style="none" style:text-line-through-type="none" fo:font-size="9pt" style:text-underline-style="none" fo:font-weight="bold" style:text-blinking="false" fo:background-color="#eff3f6" loext:char-shading-value="0" loext:padding-left="0.265cm" loext:padding-right="0.265cm" loext:padding-top="0.079cm" loext:padding-bottom="0.079cm" loext:border="0.06pt solid #000000"/>
    </style:style>
    <style:style style:name="T7" style:family="text">
      <style:text-properties fo:color="#24292e" fo:font-size="8.25pt" fo:background-color="#fafbfc" loext:char-shading-value="0" loext:padding="0cm" loext:border="none"/>
    </style:style>
    <style:style style:name="T8" style:family="text">
      <style:text-properties fo:color="#24292e" fo:background-color="#fafbfc" loext:char-shading-value="0" loext:padding="0cm" loext:border="none"/>
    </style:style>
    <style:style style:name="T9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loext:padding-left="0.397cm" loext:padding-right="0.397cm" loext:padding-top="0.185cm" loext:padding-bottom="0.212cm" loext:border-left="0.74pt solid #e1e4e8" loext:border-right="0.74pt solid #e1e4e8" loext:border-top="2.24pt solid #e36209" loext:border-bottom="0.74pt solid #e36209"/>
    </style:style>
    <style:style style:name="T11" style:family="text">
      <style:text-properties fo:font-variant="normal" fo:text-transform="none" fo:color="#24292e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12" style:family="text">
      <style:text-properties fo:font-variant="normal" fo:text-transform="none" fo:color="#24292e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#eff3f6" loext:char-shading-value="0" loext:padding-left="0.265cm" loext:padding-right="0.265cm" loext:padding-top="0.079cm" loext:padding-bottom="0.079cm" loext:border="0.06pt solid #000000"/>
    </style:style>
    <style:style style:name="T13" style:family="text">
      <style:text-properties fo:font-variant="normal" fo:text-transform="none" fo:color="#24292e" style:text-line-through-style="none" style:text-line-through-type="none" fo:letter-spacing="normal" style:text-underline-style="none" style:text-blinking="false" fo:background-color="#ffffff" loext:char-shading-value="0" loext:padding-left="0.397cm" loext:padding-right="0.397cm" loext:padding-top="0.185cm" loext:padding-bottom="0.212cm" loext:border-left="0.74pt solid #e1e4e8" loext:border-right="0.74pt solid #e1e4e8" loext:border-top="2.24pt solid #e36209" loext:border-bottom="0.74pt solid #e36209"/>
    </style:style>
    <style:style style:name="T14" style:family="text">
      <style:text-properties fo:font-variant="normal" fo:text-transform="none" fo:color="#24292e" style:font-name="apple-system" fo:font-size="8.25pt" fo:letter-spacing="normal" fo:font-style="normal" fo:font-weight="normal" fo:background-color="#fafbfc" loext:char-shading-value="0" loext:padding="0cm" loext:border="none"/>
    </style:style>
    <style:style style:name="T15" style:family="text"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T16" style:family="text">
      <style:text-properties fo:font-variant="normal" fo:text-transform="none" fo:color="#24292e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T18" style:family="text">
      <style:text-properties fo:font-variant="normal" fo:text-transform="none" fo:color="#24292e" fo:letter-spacing="normal" fo:background-color="#fafbfc" loext:char-shading-value="0" loext:padding="0cm" loext:border="none"/>
    </style:style>
    <style:style style:name="T19" style:family="text">
      <style:text-properties fo:font-variant="normal" fo:text-transform="none" fo:color="#24292e" fo:letter-spacing="normal" fo:background-color="#fafbfc" loext:char-shading-value="0" loext:padding-left="0cm" loext:padding-right="0cm" loext:padding-top="0cm" loext:padding-bottom="0.132cm" loext:border-left="none" loext:border-right="none" loext:border-top="none" loext:border-bottom="0.06pt solid #e1e4e8"/>
    </style:style>
    <style:style style:name="T20" style:family="text">
      <style:text-properties fo:font-variant="normal" fo:text-transform="none" fo:color="#24292e" style:font-name="SFMono-Regular" fo:font-size="9.75pt" fo:letter-spacing="normal" fo:font-style="normal" fo:font-weight="normal" loext:padding="0.049cm" loext:border="0.06pt solid #dddddd"/>
    </style:style>
    <style:style style:name="T21" style:family="text">
      <style:text-properties fo:font-variant="normal" fo:text-transform="none" fo:color="#24292e" style:font-name="SFMono-Regular" fo:font-size="9.75pt" fo:letter-spacing="normal" fo:language="en" fo:country="AU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24292e" style:font-name="SFMono-Regular" fo:font-size="9.75pt" fo:letter-spacing="normal" fo:language="en" fo:country="AU" fo:font-style="normal" fo:font-weight="normal" officeooo:rsid="00192f96" fo:background-color="transparent" loext:char-shading-value="0" loext:padding="0cm" loext:border="none"/>
    </style:style>
    <style:style style:name="T23" style:family="text">
      <style:text-properties fo:font-variant="normal" fo:text-transform="none" fo:color="#24292e" style:font-name="SFMono-Regular" fo:font-size="9.75pt" fo:letter-spacing="normal" fo:language="en" fo:country="AU" fo:font-style="normal" fo:font-weight="normal" officeooo:rsid="001ad361" fo:background-color="transparent" loext:char-shading-value="0" loext:padding="0cm" loext:border="none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loext:padding="0.049cm" loext:border="0.06pt solid #dddddd"/>
    </style:style>
    <style:style style:name="T27" style:family="text">
      <style:text-properties fo:font-variant="normal" fo:text-transform="none" fo:color="#0366d6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transparent" loext:char-shading-value="0" loext:padding-left="0cm" loext:padding-right="0cm" loext:padding-top="1.058cm" loext:padding-bottom="0cm" loext:border-left="none" loext:border-right="none" loext:border-top="0.06pt solid #eaecef" loext:border-bottom="none"/>
    </style:style>
    <style:style style:name="T28" style:family="text">
      <style:text-properties fo:font-variant="normal" fo:text-transform="none" fo:color="#0366d6" style:text-line-through-style="none" style:text-line-through-type="none" style:font-name="SFMono-Regular" fo:font-size="9pt" fo:letter-spacing="normal" fo:font-style="normal" style:text-underline-style="none" fo:font-weight="bold" style:text-blinking="false" fo:background-color="transparent" loext:char-shading-value="0" loext:padding-left="0cm" loext:padding-right="0cm" loext:padding-top="0cm" loext:padding-bottom="0.132cm" loext:border-left="none" loext:border-right="none" loext:border-top="none" loext:border-bottom="0.06pt solid #e1e4e8"/>
    </style:style>
    <style:style style:name="T29" style:family="text">
      <style:text-properties fo:font-variant="normal" fo:text-transform="none" fo:color="#586069" style:font-name="apple-system" fo:font-size="13.5pt" fo:letter-spacing="normal" fo:font-style="normal" fo:font-weight="normal" fo:background-color="#fafbfc" loext:char-shading-value="0" loext:padding="0cm" loext:border="none"/>
    </style:style>
    <style:style style:name="T30" style:family="text">
      <style:text-properties fo:font-variant="normal" fo:text-transform="none" fo:color="#586069" style:font-name="apple-system" fo:font-size="9pt" fo:letter-spacing="normal" fo:font-style="normal" fo:font-weight="normal" fo:background-color="transparent" loext:char-shading-value="0" loext:padding-left="0.106cm" loext:padding-right="0.106cm" loext:padding-top="0.079cm" loext:padding-bottom="0.079cm" loext:border="0.06pt solid #000000"/>
    </style:style>
    <style:style style:name="T31" style:family="text">
      <style:text-properties fo:font-variant="normal" fo:text-transform="none" fo:color="#586069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loext:padding-left="0.397cm" loext:padding-right="0.397cm" loext:padding-top="0.185cm" loext:padding-bottom="0.212cm" loext:border-left="0.74pt solid #000000" loext:border-right="0.74pt solid #000000" loext:border-top="2.24pt solid #000000" loext:border-bottom="0.74pt solid #000000"/>
    </style:style>
    <style:style style:name="T32" style:family="text">
      <style:text-properties fo:font-variant="normal" fo:text-transform="none" fo:color="#444d56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33" style:family="text">
      <style:text-properties fo:font-variant="normal" fo:text-transform="none" fo:color="#6a737d" style:font-name="apple-system" fo:font-size="10.5pt" fo:letter-spacing="normal" fo:font-style="normal" fo:font-weight="normal" loext:padding="0.049cm" loext:border="0.06pt solid #dddddd"/>
    </style:style>
    <style:style style:name="T34" style:family="text">
      <style:text-properties fo:font-variant="normal" fo:text-transform="none" fo:color="#6a737d" style:font-name="apple-system" fo:font-size="10.5pt" fo:letter-spacing="normal" fo:font-style="normal" fo:font-weight="bold" loext:padding="0.049cm" loext:border="0.06pt solid #dddddd"/>
    </style:style>
    <style:style style:name="T35" style:family="text">
      <style:text-properties fo:font-variant="normal" fo:text-transform="none" fo:color="#6a737d" style:font-name="SFMono-Regular" fo:font-size="9.75pt" fo:letter-spacing="normal" fo:font-style="normal" fo:font-weight="normal" loext:padding="0.049cm" loext:border="0.06pt solid #dddddd"/>
    </style:style>
    <style:style style:name="T36" style:family="text">
      <style:text-properties fo:font-variant="normal" fo:text-transform="none" fo:color="#6a737d" style:font-name="SFMono-Regular" fo:font-size="9.75pt" fo:letter-spacing="normal" fo:font-style="normal" fo:font-weight="normal" officeooo:rsid="00186856" loext:padding="0.049cm" loext:border="0.06pt solid #dddddd"/>
    </style:style>
    <style:style style:name="T37" style:family="text">
      <style:text-properties fo:font-variant="normal" fo:text-transform="none" fo:color="#569cd6" style:font-name="apple-system" fo:letter-spacing="normal" fo:font-style="normal" loext:padding="0.049cm" loext:border="0.06pt solid #dddddd"/>
    </style:style>
    <style:style style:name="T38" style:family="text">
      <style:text-properties fo:font-variant="normal" fo:text-transform="none" style:font-name="apple-system" fo:letter-spacing="normal" fo:font-style="normal" loext:padding="0.049cm" loext:border="0.06pt solid #dddddd"/>
    </style:style>
    <style:style style:name="T39" style:family="text">
      <style:text-properties fo:font-variant="normal" fo:text-transform="none" fo:color="#9cdcfe" style:font-name="apple-system" fo:letter-spacing="normal" fo:font-style="normal" loext:padding="0.049cm" loext:border="0.06pt solid #dddddd"/>
    </style:style>
    <style:style style:name="T40" style:family="text">
      <style:text-properties fo:color="#586069" style:text-line-through-style="none" style:text-line-through-type="none" fo:font-size="9pt" style:text-underline-style="none" style:text-blinking="false" fo:background-color="transparent" loext:char-shading-value="0" loext:padding="0cm" loext:border="none"/>
    </style:style>
    <style:style style:name="T41" style:family="text">
      <style:text-properties fo:color="#586069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42" style:family="text">
      <style:text-properties fo:color="#0366d6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43" style:family="text">
      <style:text-properties style:font-name="SFMono-Regular" fo:font-size="9.75pt" fo:font-weight="bold"/>
    </style:style>
    <style:style style:name="T44" style:family="text">
      <style:text-properties fo:color="#d73a49"/>
    </style:style>
    <style:style style:name="T45" style:family="text">
      <style:text-properties fo:color="#032f62"/>
    </style:style>
    <style:style style:name="T46" style:family="text">
      <style:text-properties fo:color="#005cc5"/>
    </style:style>
    <style:style style:name="T47" style:family="text">
      <style:text-properties fo:color="#6f42c1"/>
    </style:style>
    <style:style style:name="T48" style:family="text">
      <style:text-properties officeooo:rsid="00186856"/>
    </style:style>
    <style:style style:name="T49" style:family="text">
      <style:text-properties officeooo:rsid="00192f96"/>
    </style:style>
    <style:style style:name="T50" style:family="text">
      <style:text-properties officeooo:rsid="001cf22c"/>
    </style:style>
    <style:style style:name="T51" style:family="text">
      <style:text-properties fo:color="#569cd6"/>
    </style:style>
    <style:style style:name="T52" style:family="text">
      <style:text-properties fo:color="#dcdcaa"/>
    </style:style>
    <style:style style:name="T53" style:family="text">
      <style:text-properties fo:color="#9cdcfe"/>
    </style:style>
    <style:style style:name="T54" style:family="text">
      <style:text-properties fo:color="#c586c0"/>
    </style:style>
    <style:style style:name="T55" style:family="text">
      <style:text-properties fo:color="#b5cea8"/>
    </style:style>
    <style:style style:name="T56" style:family="text">
      <style:text-properties fo:color="#4ec9b0"/>
    </style:style>
    <style:style style:name="T57" style:family="text">
      <style:text-properties fo:color="#ce917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238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afbfc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frame" style:horizontal-pos="from-left" style:horizontal-rel="frame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gist.github.com/search" xlink:type="simple">
          <form:properties>
            <form:property form:property-name="PropertyChangeNotificationEnabled" office:value-type="boolean" office:boolean-value="true"/>
          </form:properties>
          <form:text form:name="q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apply-filter="true" form:method="post" form:control-implementation="ooo:com.sun.star.form.component.Form" office:target-frame="" xlink:href="https://gist.github.com/epoch/202871ec7120fa9e985f0acc07e64f62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st.github.com/epoch/202871ec7120fa9e985f0acc07e64f62/fork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st.github.com/epoch/202871ec7120fa9e985f0acc07e64f62/report" xlink:type="simple">
          <form:properties>
            <form:property form:property-name="PropertyChangeNotificationEnabled" office:value-type="boolean" office:boolean-value="true"/>
          </form:properties>
          <form:button form:control-implementation="ooo:com.sun.star.form.component.CommandButton" xml:id="control2" form:id="control2" form:label="Report gist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apply-filter="true" form:method="post" form:control-implementation="ooo:com.sun.star.form.component.Form" office:target-frame="" xlink:href="https://gist.github.com/epoch/202871ec7120fa9e985f0acc07e64f62/comments" xlink:type="simple">
          <form:properties>
            <form:property form:property-name="PropertyChangeNotificationEnabled" office:value-type="boolean" office:boolean-value="true"/>
          </form:properties>
          <form:textarea form:name="comment[body]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file form:control-implementation="ooo:com.sun.star.form.component.FileControl" xml:id="control4" form:id="control4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draw:frame draw:style-name="fr1" draw:name="Frame1" text:anchor-type="char" svg:width="0.041cm" draw:z-index="1"><draw:text-box fo:min-height="0.041cm"><text:p text:style-name="Text_20_body"><text:a xlink:type="simple" xlink:href="https://gist.github.com/epoch/202871ec7120fa9e985f0acc07e64f62#start-of-content" text:style-name="Internet_20_link" text:visited-style-name="Visited_20_Internet_20_Link"><text:span text:style-name="T1">Skip to content</text:span></text:a></text:p></draw:text-box></draw:frame><draw:control text:anchor-type="as-char" draw:z-index="0" draw:style-name="gr1" draw:text-style-name="P76" svg:width="7.938cm" svg:height="0.768cm" draw:control="control1"/></text:p>
      <text:list xml:id="list6254968509335246267" text:style-name="L1">
        <text:list-item>
          <text:p text:style-name="P9"><text:a xlink:type="simple" xlink:href="https://gist.github.com/discover" text:style-name="Internet_20_link" text:visited-style-name="Visited_20_Internet_20_Link"><text:span text:style-name="T9">All gists</text:span></text:a></text:p>
        </text:list-item>
        <text:list-item>
          <text:p text:style-name="P9"><text:a xlink:type="simple" xlink:href="https://github.com/" text:style-name="Internet_20_link" text:visited-style-name="Visited_20_Internet_20_Link"><text:span text:style-name="T9">GitHub</text:span></text:a></text:p>
        </text:list-item>
      </text:list>
      <text:list xml:id="list1330572212226563662" text:style-name="L2">
        <text:list-item>
          <text:p text:style-name="P10"><text:bookmark text:name="user-links"/><text:a xlink:type="simple" xlink:href="https://gist.github.com/" text:style-name="Internet_20_link" text:visited-style-name="Visited_20_Internet_20_Link"><text:span text:style-name="T9">New gist</text:span></text:a></text:p>
        </text:list-item>
        <text:list-item>
          <text:p text:style-name="P8"><draw:frame draw:style-name="fr3" draw:name="Image1" text:anchor-type="as-char" svg:width="0.529cm" svg:height="0.529cm" draw:z-index="2"><draw:image xlink:href="Pictures/10000000000001A4000001A4CB3E960FA90601A0.png" xlink:type="simple" xlink:show="embed" xlink:actuate="onLoad"/><svg:title>@tuckered</svg:title></draw:frame> </text:p>
        </text:list-item>
      </text:list>
      <text:section text:style-name="Sect1" text:name="js-flash-container">
        <text:p text:style-name="P13"/>
      </text:section>
      <text:section text:style-name="Sect1" text:name="gist-pjax-container">
        <text:list xml:id="list7697781531894851522" text:style-name="L3">
          <text:list-item>
            <text:p text:style-name="P22"><text:span text:style-name="T8"> </text:span><text:span text:style-name="T7">Star</text:span><text:a xlink:type="simple" xlink:href="https://gist.github.com/epoch/202871ec7120fa9e985f0acc07e64f62/stargazers" text:style-name="Internet_20_link" text:visited-style-name="Visited_20_Internet_20_Link"><text:span text:style-name="T5">1</text:span></text:a></text:p>
          </text:list-item>
          <text:list-item>
            <text:p text:style-name="P14"><text:span text:style-name="T18"> </text:span><text:span text:style-name="T14">Fork</text:span><text:a xlink:type="simple" xlink:href="https://gist.github.com/epoch/202871ec7120fa9e985f0acc07e64f62/forks" text:style-name="Internet_20_link" text:visited-style-name="Visited_20_Internet_20_Link"><text:span text:style-name="T11">3</text:span></text:a></text:p>
          </text:list-item>
        </text:list>
        <text:h text:style-name="P46" text:outline-level="1"><draw:frame draw:style-name="fr4" draw:name="Image2" text:anchor-type="paragraph" svg:width="0.688cm" svg:height="0.688cm" draw:z-index="3"><draw:image xlink:href="Pictures/100000000000003400000034B8058399CBD1BFFB.jpg" xlink:type="simple" xlink:show="embed" xlink:actuate="onLoad"/><svg:title>@epoch</svg:title></draw:frame><text:a xlink:type="simple" xlink:href="https://gist.github.com/epoch" text:style-name="Internet_20_link" text:visited-style-name="Visited_20_Internet_20_Link"><text:span text:style-name="T24">epoch</text:span></text:a><text:span text:style-name="T29">/</text:span><text:a xlink:type="simple" xlink:href="https://gist.github.com/epoch/202871ec7120fa9e985f0acc07e64f62" text:style-name="Internet_20_link" text:visited-style-name="Visited_20_Internet_20_Link"><text:span text:style-name="Strong_20_Emphasis"><text:span text:style-name="T25">js_data_types_revision_homework.md</text:span></text:span></text:a><text:span text:style-name="T29"> </text:span><text:span text:style-name="T30">Secret</text:span></text:h>
        <text:h text:style-name="P48" text:outline-level="1">Last active  • </text:h>
        <text:h text:style-name="P49" text:outline-level="1"><draw:control text:anchor-type="as-char" draw:z-index="4" draw:style-name="gr1" draw:text-style-name="P77" svg:width="3.096cm" svg:height="1.086cm" draw:control="control2"/></text:h>
        <text:p text:style-name="P23"> </text:p>
        <text:p text:style-name="P25"> </text:p>
        <text:p text:style-name="P23"> </text:p>
        <text:p text:style-name="P24"><text:a xlink:type="simple" xlink:href="https://gist.github.com/epoch/202871ec7120fa9e985f0acc07e64f62/archive/c1fa2ab82850fea82f44535b7b24ba56bab73440.zip" text:style-name="Internet_20_link" text:visited-style-name="Visited_20_Internet_20_Link"><text:span text:style-name="T12">Download ZIP</text:span></text:a></text:p>
        <text:p text:style-name="P26"><text:a xlink:type="simple" xlink:href="https://gist.github.com/epoch/202871ec7120fa9e985f0acc07e64f62" text:style-name="Internet_20_link" text:visited-style-name="Visited_20_Internet_20_Link"><text:span text:style-name="T13"> </text:span></text:a><text:a xlink:type="simple" xlink:href="https://gist.github.com/epoch/202871ec7120fa9e985f0acc07e64f62" text:style-name="Internet_20_link" text:visited-style-name="Visited_20_Internet_20_Link"><text:span text:style-name="T10">Code</text:span></text:a><text:a xlink:type="simple" xlink:href="https://gist.github.com/epoch/202871ec7120fa9e985f0acc07e64f62/revisions" text:style-name="Internet_20_link" text:visited-style-name="Visited_20_Internet_20_Link"><text:span text:style-name="T31"> Revisions </text:span></text:a><text:a xlink:type="simple" xlink:href="https://gist.github.com/epoch/202871ec7120fa9e985f0acc07e64f62/revisions" text:style-name="Internet_20_link" text:visited-style-name="Visited_20_Internet_20_Link"><text:span text:style-name="T32">3</text:span></text:a><text:a xlink:type="simple" xlink:href="https://gist.github.com/epoch/202871ec7120fa9e985f0acc07e64f62/stargazers" text:style-name="Internet_20_link" text:visited-style-name="Visited_20_Internet_20_Link"><text:span text:style-name="T31"> Stars </text:span></text:a><text:a xlink:type="simple" xlink:href="https://gist.github.com/epoch/202871ec7120fa9e985f0acc07e64f62/stargazers" text:style-name="Internet_20_link" text:visited-style-name="Visited_20_Internet_20_Link"><text:span text:style-name="T32">1</text:span></text:a><text:a xlink:type="simple" xlink:href="https://gist.github.com/epoch/202871ec7120fa9e985f0acc07e64f62/forks" text:style-name="Internet_20_link" text:visited-style-name="Visited_20_Internet_20_Link"><text:span text:style-name="T31"> Forks </text:span></text:a><text:a xlink:type="simple" xlink:href="https://gist.github.com/epoch/202871ec7120fa9e985f0acc07e64f62/forks" text:style-name="Internet_20_link" text:visited-style-name="Visited_20_Internet_20_Link"><text:span text:style-name="T32">3</text:span></text:a></text:p>
        <text:section text:style-name="Sect1" text:name="file-js_data_types_revision_homework-md">
          <text:p text:style-name="P27"><text:a xlink:type="simple" xlink:href="https://gist.github.com/epoch/202871ec7120fa9e985f0acc07e64f62/raw/c1fa2ab82850fea82f44535b7b24ba56bab73440/js_data_types_revision_homework.md" text:style-name="Internet_20_link" text:visited-style-name="Visited_20_Internet_20_Link"><text:span text:style-name="T6">Raw</text:span></text:a></text:p>
          <text:p text:style-name="P28"><text:span text:style-name="T19"> </text:span><text:a xlink:type="simple" xlink:href="https://gist.github.com/epoch/202871ec7120fa9e985f0acc07e64f62#file-js_data_types_revision_homework-md" text:style-name="Internet_20_link" text:visited-style-name="Visited_20_Internet_20_Link"><text:span text:style-name="Strong_20_Emphasis"><text:span text:style-name="T28">js_data_types_revision_homework.md</text:span></text:span></text:a></text:p>
          <text:section text:style-name="Sect1" text:name="readme">
            <text:h text:style-name="P47" text:outline-level="1"><text:bookmark text:name="user-content-javascript-data-types-exercises"/>Javascript Data Types Exercises</text:h>
            <text:p text:style-name="P51">This worksheet will double as Javascript notes for future reference! Copy it into your preferred note-taking program at the end of class.</text:p>
            <text:h text:style-name="P57" text:outline-level="2"><text:bookmark text:name="user-content-data-types"/>Data Types</text:h>
            <text:p text:style-name="P15"><text:span text:style-name="T15">For each expression, predict what you think the output will be in a comment (</text:span><text:span text:style-name="Source_20_Text"><text:span text:style-name="T20">//</text:span></text:span><text:span text:style-name="T15">) </text:span><text:span text:style-name="Emphasis"><text:span text:style-name="Strong_20_Emphasis"><text:span text:style-name="T17">without first running the command</text:span></text:span></text:span><text:span text:style-name="T15">. Then run the expression in the console. Note the actual output in a comment and compare it with your prediction.</text:span></text:p>
            <text:h text:style-name="P55" text:outline-level="4"><text:bookmark text:name="user-content-example"/><text:soft-page-break/>Example</text:h>
            <text:p text:style-name="P61"><text:span text:style-name="T44">typeof</text:span> <text:span text:style-name="T45">"potato"</text:span></text:p>
            <text:p text:style-name="P63">// Prediction: Vegetable</text:p>
            <text:p text:style-name="P63">// Actual: String</text:p>
            <text:p text:style-name="P29">What is the output of each of the expressions below?</text:p>
            <text:p text:style-name="P61"><text:span text:style-name="T44">typeof</text:span> <text:span text:style-name="T46">15</text:span></text:p>
            <text:p text:style-name="P63">// Prediction: <text:span text:style-name="T48">number</text:span></text:p>
            <text:p text:style-name="P63">// Actual:<text:span text:style-name="T48">number</text:span></text:p>
            <text:p text:style-name="P67"/>
            <text:p text:style-name="P61"><text:span text:style-name="T44">typeof</text:span> <text:span text:style-name="T46">5.5 </text:span></text:p>
            <text:p text:style-name="P63">// Prediction: <text:span text:style-name="T48">number</text:span></text:p>
            <text:p text:style-name="P63">// Actual: <text:span text:style-name="T48">number</text:span></text:p>
            <text:p text:style-name="P67"/>
            <text:p text:style-name="P61"><text:span text:style-name="T44">typeof</text:span> <text:span text:style-name="T46">NaN</text:span></text:p>
            <text:p text:style-name="P63">// Prediction: <text:span text:style-name="T48">number</text:span></text:p>
            <text:p text:style-name="P63">// Actual:<text:span text:style-name="T48">NaNtype</text:span></text:p>
            <text:p text:style-name="P67"/>
            <text:p text:style-name="P61"><text:span text:style-name="T44">typeof</text:span> <text:span text:style-name="T45">"hello"</text:span></text:p>
            <text:p text:style-name="P63">// Prediction: <text:span text:style-name="T48">string</text:span></text:p>
            <text:p text:style-name="P63">// Actual:</text:p>
            <text:p text:style-name="P67"/>
            <text:p text:style-name="P61"><text:span text:style-name="T44">typeof</text:span> <text:span text:style-name="T46">true</text:span></text:p>
            <text:p text:style-name="P63">// Prediction:<text:span text:style-name="T48">boolean</text:span></text:p>
            <text:p text:style-name="P63">// Actual:<text:span text:style-name="T48">boolean</text:span></text:p>
            <text:p text:style-name="P67"/>
            <text:p text:style-name="P61"><text:span text:style-name="T44">typeof</text:span> <text:span text:style-name="T46">1</text:span> <text:span text:style-name="T44">!=</text:span> <text:span text:style-name="T46">2</text:span></text:p>
            <text:p text:style-name="P63">// Prediction: <text:span text:style-name="T48">true</text:span></text:p>
            <text:p text:style-name="P67"><text:span text:style-name="T35">// Actual:</text:span><text:span text:style-name="T36">true</text:span></text:p>
            <text:p text:style-name="P67"/>
            <text:p text:style-name="P61"><text:span text:style-name="T45">"hamburger"</text:span> <text:span text:style-name="T44">+</text:span> <text:span text:style-name="T45">"s"</text:span></text:p>
            <text:p text:style-name="P63">// Prediction:<text:span text:style-name="T48">hamburgers</text:span></text:p>
            <text:p text:style-name="P63">// Actual:<text:span text:style-name="T48">hamburgers</text:span></text:p>
            <text:p text:style-name="P67"/>
            <text:p text:style-name="P61"><text:span text:style-name="T45">"hamburgers"</text:span> <text:span text:style-name="T44">-</text:span> <text:span text:style-name="T45">"s"</text:span></text:p>
            <text:p text:style-name="P63">// Prediction:”<text:span text:style-name="T48">hamburgers”</text:span></text:p>
            <text:p text:style-name="P63">// Actual: <text:span text:style-name="T48">NaN</text:span></text:p>
            <text:p text:style-name="P67"><text:soft-page-break/></text:p>
            <text:p text:style-name="P61"><text:span text:style-name="T45">"1"</text:span> <text:span text:style-name="T44">+</text:span> <text:span text:style-name="T45">"3"</text:span></text:p>
            <text:p text:style-name="P63">// Prediction:”<text:span text:style-name="T48">13”</text:span></text:p>
            <text:p text:style-name="P63">// Actual:</text:p>
            <text:p text:style-name="P67"/>
            <text:p text:style-name="P61"><text:span text:style-name="T45">"1"</text:span> <text:span text:style-name="T44">-</text:span> <text:span text:style-name="T45">"3"</text:span></text:p>
            <text:p text:style-name="P63">// Prediction: <text:span text:style-name="T48">NaN</text:span></text:p>
            <text:p text:style-name="P63">// Actual: -<text:span text:style-name="T48">2</text:span></text:p>
            <text:p text:style-name="P67"/>
            <text:p text:style-name="P61"><text:span text:style-name="T45">"johnny"</text:span> <text:span text:style-name="T44">+</text:span> <text:span text:style-name="T46">5</text:span></text:p>
            <text:p text:style-name="P63">// Prediction:”<text:span text:style-name="T48">johnny5”</text:span></text:p>
            <text:p text:style-name="P63">// Actual:</text:p>
            <text:p text:style-name="P67"/>
            <text:p text:style-name="P61"><text:span text:style-name="T45">"johnny"</text:span> <text:span text:style-name="T44">-</text:span> <text:span text:style-name="T46">5</text:span></text:p>
            <text:p text:style-name="P63">// Prediction:<text:span text:style-name="T48">NaN</text:span></text:p>
            <text:p text:style-name="P63">// Actual:</text:p>
            <text:p text:style-name="P67"/>
            <text:p text:style-name="P61"><text:span text:style-name="T46">99</text:span> <text:span text:style-name="T44">*</text:span> <text:span text:style-name="T45">"luftbaloons"</text:span></text:p>
            <text:p text:style-name="P63">// Prediction: <text:span text:style-name="T48">NaN</text:span></text:p>
            <text:p text:style-name="P63">// Actual:</text:p>
            <text:h text:style-name="P69" text:outline-level="3"><text:bookmark text:name="user-content-arrays"/>Arrays</text:h>
            <text:p text:style-name="P29">Javascript provides us with a number of native methods that allow us to interact with arrays. Find methods that do each of the following and provide an example...</text:p>
            <text:list xml:id="list7877367732160644319" text:style-name="L4">
              <text:list-item>
                <text:p text:style-name="P30">Add an element to the back of an array.</text:p>
              </text:list-item>
              <text:list-item>
                <text:p text:style-name="P35">.push(things to push)</text:p>
              </text:list-item>
              <text:list-item>
                <text:p text:style-name="P30">Remove an element from the back of an array.</text:p>
              </text:list-item>
              <text:list-item>
                <text:p text:style-name="P30">.<text:span text:style-name="T48">pop()</text:span></text:p>
              </text:list-item>
              <text:list-item>
                <text:p text:style-name="P30">Add an element to the front of an array.</text:p>
              </text:list-item>
              <text:list-item>
                <text:p text:style-name="P35">.unshift(info to add)</text:p>
              </text:list-item>
              <text:list-item>
                <text:p text:style-name="P30">Remove an element from the front of an array.</text:p>
              </text:list-item>
              <text:list-item>
                <text:p text:style-name="P30">.<text:span text:style-name="T48">shift()</text:span></text:p>
              </text:list-item>
              <text:list-item>
                <text:p text:style-name="P30"><text:soft-page-break/>Concatenates all the elements in an array into a string.</text:p>
              </text:list-item>
              <text:list-item>
                <text:p text:style-name="P30">.<text:span text:style-name="T49">join(‘ ‘)</text:span></text:p>
              </text:list-item>
              <text:list-item>
                <text:p text:style-name="P30">Separates the characters of a string into an array. This one is a string method.</text:p>
              </text:list-item>
              <text:list-item>
                <text:p text:style-name="P30">.<text:span text:style-name="T49">split(‘ ‘)</text:span></text:p>
              </text:list-item>
            </text:list>
            <text:p text:style-name="P50"><text:span text:style-name="T33">This is a great exercise for practicing your "Google Fu"! If you need a starting point, check out </text:span><text:a xlink:type="simple" xlink:href="https://developer.mozilla.org/en-US/docs/Web/JavaScript/Reference/Global_Objects/Array" text:style-name="Internet_20_link" text:visited-style-name="Visited_20_Internet_20_Link"><text:span text:style-name="T26">MDN's documentation page on arrays</text:span></text:a><text:span text:style-name="T33">.</text:span></text:p>
            <text:p text:style-name="P63">// Your answers go here.</text:p>
            <text:p text:style-name="P29">What will the contents of the below arrays be after the code samples are executed? Come up with an answer yourself before testing it out in the console.</text:p>
            <text:p text:style-name="P61"><text:span text:style-name="T44">var</text:span> numbers <text:span text:style-name="T44">=</text:span> [<text:span text:style-name="T46">2</text:span>, <text:span text:style-name="T46">4</text:span>, <text:span text:style-name="T46">6</text:span>, <text:span text:style-name="T46">8</text:span>]</text:p>
            <text:p text:style-name="P61">numbers.<text:span text:style-name="T46">pop</text:span>()</text:p>
            <text:p text:style-name="P61">numbers.<text:span text:style-name="T46">push</text:span>(<text:span text:style-name="T46">10</text:span>)</text:p>
            <text:p text:style-name="P61">numbers.<text:span text:style-name="T46">unshift</text:span>(<text:span text:style-name="T46">3</text:span>)</text:p>
            <text:p text:style-name="P59"><text:span text:style-name="Source_20_Text"><text:span text:style-name="T21">Your answer goes here. : <text:s/></text:span></text:span><text:span text:style-name="Source_20_Text"><text:span text:style-name="T22">3 2 4 6 10</text:span></text:span></text:p>
            <text:p text:style-name="P29">What is the return value of the below code sample? Come up with an answer yourself before testing it out in the console.</text:p>
            <text:p text:style-name="P61"><text:span text:style-name="T44">var</text:span> morse <text:span text:style-name="T44">=</text:span> [<text:span text:style-name="T45">"dot"</text:span>, <text:span text:style-name="T45">"pause"</text:span>, <text:span text:style-name="T45">"dot"</text:span>]</text:p>
            <text:p text:style-name="P61"><text:span text:style-name="T44">var</text:span> moreMorse <text:span text:style-name="T44">=</text:span> morse.<text:span text:style-name="T46">join</text:span>(<text:span text:style-name="T45">" dash "</text:span>)</text:p>
            <text:p text:style-name="P61">moreMorse.<text:span text:style-name="T46">split</text:span>(<text:span text:style-name="T45">" "</text:span>)</text:p>
            <text:p text:style-name="P59"><text:span text:style-name="Source_20_Text"><text:span text:style-name="T21">Your answer goes here. </text:span></text:span><text:span text:style-name="Source_20_Text"><text:span text:style-name="T23">Nothing / wrong – [dot, dash, pause, dash, dot]</text:span></text:span></text:p>
            <text:p text:style-name="P29">What will the contents of the below array be after the below code sample is executed? Come up with an answer yourself before testing it out in the console.</text:p>
            <text:p text:style-name="P61"><text:span text:style-name="T44">var</text:span> bands <text:span text:style-name="T44">=</text:span> []</text:p>
            <text:p text:style-name="P61"><text:span text:style-name="T44">var</text:span> beatles <text:span text:style-name="T44">=</text:span> [<text:span text:style-name="T45">"Paul"</text:span>, <text:span text:style-name="T45">"John"</text:span>, <text:span text:style-name="T45">"George"</text:span>, <text:span text:style-name="T45">"Pete"</text:span>]</text:p>
            <text:p text:style-name="P61"><text:span text:style-name="T44">var</text:span> stones <text:span text:style-name="T44">=</text:span> [<text:span text:style-name="T45">"Brian"</text:span>, <text:span text:style-name="T45">"Mick"</text:span>, <text:span text:style-name="T45">"Keith"</text:span>, <text:span text:style-name="T45">"Ronnie"</text:span>, <text:span text:style-name="T45">"Charlie"</text:span>]</text:p>
            <text:p text:style-name="P61">bands.<text:span text:style-name="T46">push</text:span>(beatles)</text:p>
            <text:p text:style-name="P61">bands.<text:span text:style-name="T46">unshift</text:span>(stones)</text:p>
            <text:p text:style-name="P61">bands[bands.<text:span text:style-name="T46">length</text:span> <text:span text:style-name="T44">-</text:span> <text:span text:style-name="T46">1</text:span>].<text:span text:style-name="T46">pop</text:span>()</text:p>
            <text:p text:style-name="P61">bands[<text:span text:style-name="T46">0</text:span>].<text:span text:style-name="T46">shift</text:span>()</text:p>
            <text:p text:style-name="P61">bands[<text:span text:style-name="T46">1</text:span>][<text:span text:style-name="T46">3</text:span>] <text:span text:style-name="T44">=</text:span> <text:span text:style-name="T45">"Ringo"</text:span></text:p>
            <text:p text:style-name="P59"><text:span text:style-name="Source_20_Text"><text:span text:style-name="T21">Your answer goes here – </text:span></text:span><text:span text:style-name="Source_20_Text"><text:span text:style-name="T23">Mick, Ringo, Keith, Ringo, Ronnie, Charlie, Paul, John, George</text:span></text:span></text:p>
            <text:h text:style-name="P57" text:outline-level="2"><text:bookmark text:name="user-content-booleans--comparison-operators"/><text:soft-page-break/>Booleans &amp; Comparison Operators</text:h>
            <text:p text:style-name="P15"><text:span text:style-name="T15">Here's an example truth table for the </text:span><text:span text:style-name="Source_20_Text"><text:span text:style-name="T20">!</text:span></text:span><text:span text:style-name="T15"> (not) operation. In it, we're listing the values of </text:span><text:span text:style-name="Source_20_Text"><text:span text:style-name="T20">!a</text:span></text:span><text:span text:style-name="T15"> that correspond with a given value of </text:span><text:span text:style-name="Source_20_Text"><text:span text:style-name="T20">a</text:span></text:span><text:span text:style-name="T15">.</text:span></text:p>
            <table:table table:name="Table1" table:style-name="Table1">
              <table:table-column table:style-name="Table1.A"/>
              <table:table-column table:style-name="Table1.B"/>
              <table:table-header-rows>
                <table:table-row table:style-name="Table1.1">
                  <table:table-cell table:style-name="Table1.A1" office:value-type="string">
                    <text:p text:style-name="P74">a</text:p>
                  </table:table-cell>
                  <table:table-cell table:style-name="Table1.A1" office:value-type="string">
                    <text:p text:style-name="P74">!a</text:p>
                  </table:table-cell>
                </table:table-row>
              </table:table-header-rows>
              <table:table-row table:style-name="Table1.1">
                <table:table-cell table:style-name="Table1.A1" office:value-type="string">
                  <text:p text:style-name="Table_20_Contents">true</text:p>
                </table:table-cell>
                <table:table-cell table:style-name="Table1.A1" office:value-type="string">
                  <text:p text:style-name="Table_20_Contents">false</text:p>
                </table:table-cell>
              </table:table-row>
              <table:table-row table:style-name="Table1.3">
                <table:table-cell table:style-name="Table1.A1" office:value-type="string">
                  <text:p text:style-name="Table_20_Contents">false</text:p>
                </table:table-cell>
                <table:table-cell table:style-name="Table1.A1" office:value-type="string">
                  <text:p text:style-name="Table_20_Contents">true</text:p>
                </table:table-cell>
              </table:table-row>
            </table:table>
            <text:p text:style-name="P16"><text:span text:style-name="T15">Fill out the truth tables below for </text:span><text:span text:style-name="Source_20_Text"><text:span text:style-name="T20">&amp;&amp;</text:span></text:span><text:span text:style-name="T15"> (and), </text:span><text:span text:style-name="Source_20_Text"><text:span text:style-name="T20">||</text:span></text:span><text:span text:style-name="T15"> (or) and one that uses multiple comparison operators. All you need to do is replace the </text:span><text:span text:style-name="Source_20_Text"><text:span text:style-name="T20">?</text:span></text:span><text:span text:style-name="T15">'s with either </text:span><text:span text:style-name="Source_20_Text"><text:span text:style-name="T20">true</text:span></text:span><text:span text:style-name="T15"> or </text:span><text:span text:style-name="Source_20_Text"><text:span text:style-name="T20">false</text:span></text:span><text:span text:style-name="T15">.</text:span></text:p>
            <text:p text:style-name="P52"><text:span text:style-name="Strong_20_Emphasis"><text:span text:style-name="T34">NOTE:</text:span></text:span><text:span text:style-name="T33"> Because of markdown formatting, </text:span><text:span text:style-name="Source_20_Text"><text:span text:style-name="T35">||</text:span></text:span><text:span text:style-name="T33"> and </text:span><text:span text:style-name="Source_20_Text"><text:span text:style-name="T35">&amp;&amp;</text:span></text:span><text:span text:style-name="T33"> have been replaced with </text:span><text:span text:style-name="Source_20_Text"><text:span text:style-name="T35">OR</text:span></text:span><text:span text:style-name="T33"> and </text:span><text:span text:style-name="Source_20_Text"><text:span text:style-name="T35">AND</text:span></text:span><text:span text:style-name="T33"> respectively.</text:span></text:p>
            <text:p text:style-name="P53"><text:span text:style-name="Strong_20_Emphasis"><text:span text:style-name="T34">HINT:</text:span></text:span><text:span text:style-name="T33"> With the last one, it may be helpful to add additional columns to the table for each individual comparison.</text:span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header-rows>
                <table:table-row table:style-name="Table2.1">
                  <table:table-cell table:style-name="Table2.A1" office:value-type="string">
                    <text:p text:style-name="P74">a</text:p>
                  </table:table-cell>
                  <table:table-cell table:style-name="Table2.A1" office:value-type="string">
                    <text:p text:style-name="P74">b</text:p>
                  </table:table-cell>
                  <table:table-cell table:style-name="Table2.A1" office:value-type="string">
                    <text:p text:style-name="P74">a AND b</text:p>
                  </table:table-cell>
                </table:table-row>
              </table:table-header-rows>
              <table:table-row table:style-name="Table2.1">
                <table:table-cell table:style-name="Table2.A1" office:value-type="string">
                  <text:p text:style-name="Table_20_Contents">true</text:p>
                </table:table-cell>
                <table:table-cell table:style-name="Table2.A1" office:value-type="string">
                  <text:p text:style-name="Table_20_Contents">true</text:p>
                </table:table-cell>
                <table:table-cell table:style-name="Table2.A1" office:value-type="string">
                  <text:p text:style-name="P70">true</text:p>
                </table:table-cell>
              </table:table-row>
              <table:table-row table:style-name="Table2.3">
                <table:table-cell table:style-name="Table2.A1" office:value-type="string">
                  <text:p text:style-name="Table_20_Contents">true</text:p>
                </table:table-cell>
                <table:table-cell table:style-name="Table2.A1" office:value-type="string">
                  <text:p text:style-name="Table_20_Contents">false</text:p>
                </table:table-cell>
                <table:table-cell table:style-name="Table2.A1" office:value-type="string">
                  <text:p text:style-name="P70">false</text:p>
                </table:table-cell>
              </table:table-row>
              <table:table-row table:style-name="Table2.1">
                <table:table-cell table:style-name="Table2.A1" office:value-type="string">
                  <text:p text:style-name="Table_20_Contents">false</text:p>
                </table:table-cell>
                <table:table-cell table:style-name="Table2.A1" office:value-type="string">
                  <text:p text:style-name="Table_20_Contents">true</text:p>
                </table:table-cell>
                <table:table-cell table:style-name="Table2.A1" office:value-type="string">
                  <text:p text:style-name="P70">false</text:p>
                </table:table-cell>
              </table:table-row>
              <table:table-row table:style-name="Table2.3">
                <table:table-cell table:style-name="Table2.A1" office:value-type="string">
                  <text:p text:style-name="Table_20_Contents">false</text:p>
                </table:table-cell>
                <table:table-cell table:style-name="Table2.A1" office:value-type="string">
                  <text:p text:style-name="Table_20_Contents">false</text:p>
                </table:table-cell>
                <table:table-cell table:style-name="Table2.A1" office:value-type="string">
                  <text:p text:style-name="P71">True<text:span text:style-name="T2"> </text:span><text:span text:style-name="T3">false</text:span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header-rows>
                <table:table-row table:style-name="Table3.1">
                  <table:table-cell table:style-name="Table3.A1" office:value-type="string">
                    <text:p text:style-name="P74">a</text:p>
                  </table:table-cell>
                  <table:table-cell table:style-name="Table3.A1" office:value-type="string">
                    <text:p text:style-name="P74">b</text:p>
                  </table:table-cell>
                  <table:table-cell table:style-name="Table3.A1" office:value-type="string">
                    <text:p text:style-name="P74">a OR b</text:p>
                  </table:table-cell>
                </table:table-row>
              </table:table-header-rows>
              <table:table-row table:style-name="Table3.1">
                <table:table-cell table:style-name="Table3.A1" office:value-type="string">
                  <text:p text:style-name="Table_20_Contents">true</text:p>
                </table:table-cell>
                <table:table-cell table:style-name="Table3.A1" office:value-type="string">
                  <text:p text:style-name="Table_20_Contents">true</text:p>
                </table:table-cell>
                <table:table-cell table:style-name="Table3.A1" office:value-type="string">
                  <text:p text:style-name="P70">true</text:p>
                </table:table-cell>
              </table:table-row>
              <table:table-row table:style-name="Table3.3">
                <table:table-cell table:style-name="Table3.A1" office:value-type="string">
                  <text:p text:style-name="Table_20_Contents">true</text:p>
                </table:table-cell>
                <table:table-cell table:style-name="Table3.A1" office:value-type="string">
                  <text:p text:style-name="Table_20_Contents">false</text:p>
                </table:table-cell>
                <table:table-cell table:style-name="Table3.A1" office:value-type="string">
                  <text:p text:style-name="P70">true</text:p>
                </table:table-cell>
              </table:table-row>
              <table:table-row table:style-name="Table3.1">
                <table:table-cell table:style-name="Table3.A1" office:value-type="string">
                  <text:p text:style-name="Table_20_Contents">false</text:p>
                </table:table-cell>
                <table:table-cell table:style-name="Table3.A1" office:value-type="string">
                  <text:p text:style-name="Table_20_Contents">true</text:p>
                </table:table-cell>
                <table:table-cell table:style-name="Table3.A1" office:value-type="string">
                  <text:p text:style-name="P70">true</text:p>
                </table:table-cell>
              </table:table-row>
              <table:table-row table:style-name="Table3.3">
                <table:table-cell table:style-name="Table3.A1" office:value-type="string">
                  <text:p text:style-name="Table_20_Contents">false</text:p>
                </table:table-cell>
                <table:table-cell table:style-name="Table3.A1" office:value-type="string">
                  <text:p text:style-name="Table_20_Contents">false</text:p>
                </table:table-cell>
                <table:table-cell table:style-name="Table3.A1" office:value-type="string">
                  <text:p text:style-name="P72">True<text:span text:style-name="T2"> false</text:span>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 table:style-name="Table4.1">
                  <table:table-cell table:style-name="Table4.A1" office:value-type="string">
                    <text:p text:style-name="P74">a</text:p>
                  </table:table-cell>
                  <table:table-cell table:style-name="Table4.A1" office:value-type="string">
                    <text:p text:style-name="P74">b</text:p>
                  </table:table-cell>
                  <table:table-cell table:style-name="Table4.A1" office:value-type="string">
                    <text:p text:style-name="P75"><text:span text:style-name="T4">a </text:span><text:span text:style-name="Source_20_Text"><text:span text:style-name="T43">!=</text:span></text:span><text:span text:style-name="T4"> b</text:span></text:p>
                  </table:table-cell>
                </table:table-row>
              </table:table-header-rows>
              <table:table-row table:style-name="Table4.2">
                <table:table-cell table:style-name="Table4.A1" office:value-type="string">
                  <text:p text:style-name="Table_20_Contents">3</text:p>
                </table:table-cell>
                <table:table-cell table:style-name="Table4.A1" office:value-type="string">
                  <text:p text:style-name="Table_20_Contents">3</text:p>
                </table:table-cell>
                <table:table-cell table:style-name="Table4.A1" office:value-type="string">
                  <text:p text:style-name="P70">false</text:p>
                </table:table-cell>
              </table:table-row>
              <table:table-row table:style-name="Table4.3">
                <table:table-cell table:style-name="Table4.A1" office:value-type="string">
                  <text:p text:style-name="Table_20_Contents">1</text:p>
                </table:table-cell>
                <table:table-cell table:style-name="Table4.A1" office:value-type="string">
                  <text:p text:style-name="Table_20_Contents">5</text:p>
                </table:table-cell>
                <table:table-cell table:style-name="Table4.A1" office:value-type="string">
                  <text:p text:style-name="P70">true</text:p>
                </table:table-cell>
              </table:table-row>
              <table:table-row table:style-name="Table4.1">
                <table:table-cell table:style-name="Table4.A1" office:value-type="string">
                  <text:p text:style-name="Table_20_Contents">2</text:p>
                </table:table-cell>
                <table:table-cell table:style-name="Table4.A1" office:value-type="string">
                  <text:p text:style-name="Table_20_Contents">"2"</text:p>
                </table:table-cell>
                <table:table-cell table:style-name="Table4.A1" office:value-type="string">
                  <text:p text:style-name="P70">true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header-rows>
                <table:table-row table:style-name="Table5.1">
                  <table:table-cell table:style-name="Table5.A1" office:value-type="string">
                    <text:p text:style-name="P74">a</text:p>
                  </table:table-cell>
                  <table:table-cell table:style-name="Table5.A1" office:value-type="string">
                    <text:p text:style-name="P74">b</text:p>
                  </table:table-cell>
                  <table:table-cell table:style-name="Table5.C1" office:value-type="string">
                    <text:p text:style-name="P74">!a AND (a OR b)</text:p>
                  </table:table-cell>
                  <table:table-cell table:style-name="Table5.A1" office:value-type="string">
                    <text:p text:style-name="P74"/>
                  </table:table-cell>
                </table:table-row>
              </table:table-header-rows>
              <table:table-row table:style-name="Table5.1">
                <table:table-cell table:style-name="Table5.A1" office:value-type="string">
                  <text:p text:style-name="Table_20_Contents">true</text:p>
                </table:table-cell>
                <table:table-cell table:style-name="Table5.A1" office:value-type="string">
                  <text:p text:style-name="Table_20_Contents">true</text:p>
                </table:table-cell>
                <table:table-cell table:style-name="Table5.C1" office:value-type="string">
                  <text:p text:style-name="P70">false</text:p>
                </table:table-cell>
                <table:table-cell table:style-name="Table5.A1" office:value-type="string">
                  <text:p text:style-name="Table_20_Contents"/>
                </table:table-cell>
              </table:table-row>
              <table:table-row table:style-name="Table5.3">
                <table:table-cell table:style-name="Table5.A1" office:value-type="string">
                  <text:p text:style-name="Table_20_Contents">true</text:p>
                </table:table-cell>
                <table:table-cell table:style-name="Table5.A1" office:value-type="string">
                  <text:p text:style-name="Table_20_Contents">false</text:p>
                </table:table-cell>
                <table:table-cell table:style-name="Table5.C1" office:value-type="string">
                  <text:p text:style-name="P73">false</text:p>
                </table:table-cell>
                <table:table-cell table:style-name="Table5.A1" office:value-type="string">
                  <text:p text:style-name="Table_20_Contents"/>
                </table:table-cell>
              </table:table-row>
              <table:table-row table:style-name="Table5.1">
                <table:table-cell table:style-name="Table5.A1" office:value-type="string">
                  <text:p text:style-name="Table_20_Contents">false</text:p>
                </table:table-cell>
                <table:table-cell table:style-name="Table5.A1" office:value-type="string">
                  <text:p text:style-name="Table_20_Contents">true</text:p>
                </table:table-cell>
                <table:table-cell table:style-name="Table5.C1" office:value-type="string">
                  <text:p text:style-name="P73">true</text:p>
                </table:table-cell>
                <table:table-cell table:style-name="Table5.A1" office:value-type="string">
                  <text:p text:style-name="Table_20_Contents"/>
                </table:table-cell>
              </table:table-row>
              <table:table-row table:style-name="Table5.3">
                <table:table-cell table:style-name="Table5.A1" office:value-type="string">
                  <text:p text:style-name="Table_20_Contents">false</text:p>
                </table:table-cell>
                <table:table-cell table:style-name="Table5.A1" office:value-type="string">
                  <text:p text:style-name="Table_20_Contents">false</text:p>
                </table:table-cell>
                <table:table-cell table:style-name="Table5.C1" office:value-type="string">
                  <text:p text:style-name="P73">false</text:p>
                </table:table-cell>
                <table:table-cell table:style-name="Table5.A1" office:value-type="string">
                  <text:p text:style-name="Table_20_Contents"/>
                </table:table-cell>
              </table:table-row>
            </table:table>
            <text:h text:style-name="P58" text:outline-level="2"><text:bookmark text:name="user-content-conditionals"/><text:soft-page-break/>Conditionals</text:h>
            <text:p text:style-name="P16"><text:span text:style-name="T15">You're a bouncer at a bar. Given an </text:span><text:span text:style-name="Source_20_Text"><text:span text:style-name="T20">age</text:span></text:span><text:span text:style-name="T15"> variable, create a conditional that satisfies the following requirements...</text:span></text:p>
            <text:list xml:id="list4280358590664278645" text:style-name="L5">
              <text:list-item>
                <text:p text:style-name="P17"><text:span text:style-name="T15">If a patron is older than </text:span><text:span text:style-name="Source_20_Text"><text:span text:style-name="T20">21</text:span></text:span><text:span text:style-name="T15">, print out </text:span><text:span text:style-name="Source_20_Text"><text:span text:style-name="T20">"Come on in!"</text:span></text:span><text:span text:style-name="T15">.</text:span></text:p>
              </text:list-item>
              <text:list-item>
                <text:p text:style-name="P17"><text:span text:style-name="T15">If a patron is between </text:span><text:span text:style-name="Source_20_Text"><text:span text:style-name="T20">18</text:span></text:span><text:span text:style-name="T15"> and </text:span><text:span text:style-name="Source_20_Text"><text:span text:style-name="T20">21</text:span></text:span><text:span text:style-name="T15">, print out </text:span><text:span text:style-name="Source_20_Text"><text:span text:style-name="T20">"Come on in (but no drinking)!"</text:span></text:span><text:span text:style-name="T15">.</text:span></text:p>
              </text:list-item>
              <text:list-item>
                <text:p text:style-name="P17"><text:span text:style-name="T15">If a patron is younger than 18, print out </text:span><text:span text:style-name="Source_20_Text"><text:span text:style-name="T20">"You're too young to be in here!"</text:span></text:span><text:span text:style-name="T15">.</text:span></text:p>
              </text:list-item>
              <text:list-item>
                <text:p text:style-name="P17"><text:span text:style-name="T15">If a patron is older than 75, print out </text:span><text:span text:style-name="Source_20_Text"><text:span text:style-name="T20">"Are you sure you want to be here?"</text:span></text:span><text:span text:style-name="T15">.</text:span></text:p>
              </text:list-item>
            </text:list>
            <text:p text:style-name="P4"><text:span text:style-name="T51">var</text:span> <text:span text:style-name="T52">ageCheck</text:span> = <text:span text:style-name="T51">function</text:span>(<text:span text:style-name="T53">age</text:span>) {</text:p>
            <text:p text:style-name="P1"><text:span text:style-name="T54">if</text:span> (<text:span text:style-name="T53">age</text:span> &gt; <text:span text:style-name="T55">21</text:span> &amp;&amp; <text:span text:style-name="T53">age</text:span> &lt; <text:span text:style-name="T55">75</text:span>) {</text:p>
            <text:p text:style-name="P1"><text:span text:style-name="T56">console</text:span>.<text:span text:style-name="T52">log</text:span>(<text:span text:style-name="T57">'Come on in'</text:span>)</text:p>
            <text:p text:style-name="P1">} <text:span text:style-name="T54">else</text:span> <text:span text:style-name="T54">if</text:span> (<text:span text:style-name="T53">age</text:span> &gt; <text:span text:style-name="T55">18</text:span> &amp;&amp; <text:span text:style-name="T53">age</text:span> &lt; <text:span text:style-name="T55">21</text:span>) {</text:p>
            <text:p text:style-name="P1"><text:span text:style-name="T56">console</text:span>.<text:span text:style-name="T52">log</text:span>(<text:span text:style-name="T57">'Come on in (but no drinking)!'</text:span>)</text:p>
            <text:p text:style-name="P1">} <text:span text:style-name="T54">else</text:span> <text:span text:style-name="T54">if</text:span> (<text:span text:style-name="T53">age</text:span> &lt; <text:span text:style-name="T55">18</text:span>) {</text:p>
            <text:p text:style-name="P1"><text:span text:style-name="T56">console</text:span>.<text:span text:style-name="T52">log</text:span> (<text:span text:style-name="T57">'Youre too young to be in here!'</text:span>)</text:p>
            <text:p text:style-name="P1">} <text:span text:style-name="T54">else</text:span> (<text:span text:style-name="T56">console</text:span>.<text:span text:style-name="T52">log</text:span>(<text:span text:style-name="T57">'are you usre you want to be here?'</text:span>))</text:p>
            <text:p text:style-name="P1">}</text:p>
            <text:p text:style-name="P1"/>
            <text:p text:style-name="P65"/>
            <text:h text:style-name="P56" text:outline-level="4"><text:bookmark text:name="user-content-bonus"/>Bonus</text:h>
            <text:p text:style-name="P31">Bar patrons must have an ID if the bouncer is even going to consider what age they are.</text:p>
            <text:list xml:id="list6557138294758478287" text:style-name="L6">
              <text:list-item>
                <text:p text:style-name="P32">If the patron has an ID, the bouncer will then check if they are of the proper age</text:p>
              </text:list-item>
              <text:list-item>
                <text:p text:style-name="P18"><text:span text:style-name="T15">If the patron does not have an ID, the bouncer will tell them </text:span><text:span text:style-name="Source_20_Text"><text:span text:style-name="T20">"No ID, no entry."</text:span></text:span></text:p>
              </text:list-item>
            </text:list>
            <text:p text:style-name="P52"><text:span text:style-name="T33">Hint: Whether the patron has an ID or not can be stored in a </text:span><text:span text:style-name="Source_20_Text"><text:span text:style-name="T35">hasId</text:span></text:span><text:span text:style-name="T33"> variable. What do you think the stored data type should be?</text:span></text:p>
            <text:p text:style-name="P52"><text:span text:style-name="T33"/></text:p>
            <text:p text:style-name="P5"><text:span text:style-name="T37">var</text:span><text:span text:style-name="T38"> </text:span><text:span text:style-name="T39">hasID</text:span><text:span text:style-name="T38"> = </text:span><text:span text:style-name="T37">false</text:span></text:p>
            <text:p text:style-name="P2"/>
            <text:p text:style-name="P1"><text:span text:style-name="T54">if</text:span> (<text:span text:style-name="T53">hasID</text:span> === <text:span text:style-name="T51">true</text:span>) {</text:p>
            <text:p text:style-name="P1"><text:span text:style-name="T52">ageCheck</text:span>()</text:p>
            <text:p text:style-name="P1">} <text:span text:style-name="T54">else</text:span> {</text:p>
            <text:p text:style-name="P1"><text:span text:style-name="T56">console</text:span>.<text:span text:style-name="T52">log</text:span>(<text:span text:style-name="T57">"No ID, no entry"</text:span>)</text:p>
            <text:p text:style-name="P1">}</text:p>
            <text:p text:style-name="P54"><text:span text:style-name="T33"/></text:p>
            <text:h text:style-name="P58" text:outline-level="2"><text:bookmark text:name="user-content-bonus-fizz-buzz"/>Bonus: Fizz-Buzz</text:h>
            <text:p text:style-name="P31">Fizz-Buzz is a classic coding exercise that you can create using your knowledge of conditionals and loops. Implement code that does the following...</text:p>
            <text:list xml:id="list898387573471267880" text:style-name="L7">
              <text:list-item>
                <text:p text:style-name="P33">Counts from 1 to 100 and prints out something for each number.</text:p>
              </text:list-item>
              <text:list-item>
                <text:p text:style-name="P19"><text:soft-page-break/><text:span text:style-name="T15">If the number is divisible by 3, print </text:span><text:span text:style-name="Source_20_Text"><text:span text:style-name="T20">"Fizz"</text:span></text:span><text:span text:style-name="T15">.</text:span></text:p>
              </text:list-item>
              <text:list-item>
                <text:p text:style-name="P19"><text:span text:style-name="T15">If the number is divisible by 5, print </text:span><text:span text:style-name="Source_20_Text"><text:span text:style-name="T20">"Buzz"</text:span></text:span><text:span text:style-name="T15">.</text:span></text:p>
              </text:list-item>
              <text:list-item>
                <text:p text:style-name="P19"><text:span text:style-name="T15">If the number is divisible by both 3 and 5, print </text:span><text:span text:style-name="Source_20_Text"><text:span text:style-name="T20">"FizzBuzz"</text:span></text:span><text:span text:style-name="T15">.</text:span></text:p>
              </text:list-item>
              <text:list-item>
                <text:p text:style-name="P33">If the number does not meet any of the above conditions, just print the number.</text:p>
              </text:list-item>
            </text:list>
            <text:p text:style-name="P31">Your output should look something like this...</text:p>
            <text:p text:style-name="P60"><text:span text:style-name="Source_20_Text"><text:span text:style-name="T21">1, 2, Fizz, 4, Buzz, Fizz, 7, 8, Fizz, Buzz, 11, Fizz, 13, 14, Fizz Buzz, 16, 17, Fizz, 19, Buzz, Fizz, 22, 23, Fizz, Buzz, 26, Fizz, 28, 29, Fizz Buzz, 31, 32, Fizz, 34, Buzz, Fizz, ...</text:span></text:span></text:p>
            <text:p text:style-name="P64">// Your answer goes here.</text:p>
            <text:h text:style-name="P56" text:outline-level="4"><text:bookmark text:name="user-content-bonus-for-the-bonus"/>Bonus (for the bonus)</text:h>
            <text:list xml:id="list1207761476566645951" text:style-name="L8">
              <text:list-item>
                <text:p text:style-name="P34">Encapsulate all of your logic into a function, so that each iteration of the game will trigger function calls that look something like these...</text:p>
              </text:list-item>
            </text:list>
            <text:p text:style-name="P62"><text:span text:style-name="T47">fizzBuzz</text:span>(<text:span text:style-name="T46">1</text:span>)</text:p>
            <text:p text:style-name="P64">// =&gt; prints "1" to the console</text:p>
            <text:p text:style-name="P68"/>
            <text:p text:style-name="P62"><text:span text:style-name="T47">fizzBuzz</text:span>(<text:span text:style-name="T46">3</text:span>)</text:p>
            <text:p text:style-name="P64">// =&gt; prints "3" to the console</text:p>
            <text:p text:style-name="P68"/>
            <text:p text:style-name="P62"><text:span text:style-name="T47">fizzBuzz</text:span>(<text:span text:style-name="T46">15</text:span>)</text:p>
            <text:p text:style-name="P64">// =&gt; prints "FizzBuzz" to the console</text:p>
          </text:section>
        </text:section>
        <text:p text:style-name="P7"><draw:frame draw:style-name="fr2" draw:name="Frame2" text:anchor-type="paragraph" svg:width="25.929cm" draw:z-index="6"><draw:text-box fo:min-height="0.041cm"><draw:control text:anchor-type="frame" draw:z-index="9" draw:style-name="gr3" draw:text-style-name="P79" svg:width="23.813cm" svg:height="0.662cm" svg:x="0cm" svg:y="0cm" draw:control="control4"/><text:section text:style-name="Sect1" text:name="partial-timeline-marker"><text:p text:style-name="Text_20_body"/></text:section><text:p text:style-name="P20"><draw:a xlink:type="simple" xlink:href="https://gist.github.com/tuckered"><draw:frame draw:style-name="fr3" draw:name="Image3" text:anchor-type="as-char" svg:width="1.217cm" svg:height="1.217cm" draw:z-index="7"><draw:image xlink:href="Pictures/10000000000001A4000001A4CB3E960FA90601A0.png" xlink:type="simple" xlink:show="embed" xlink:actuate="onLoad"/><svg:title>@tuckered</svg:title></draw:frame></draw:a></text:p><text:p text:style-name="P21"> </text:p><text:p text:style-name="P36"> </text:p><text:p text:style-name="P36"> </text:p><text:p text:style-name="P37"> </text:p><text:p text:style-name="P42"> </text:p><text:p text:style-name="P39"><text:bookmark text:name="new_comment_field"/><draw:control text:anchor-type="as-char" draw:z-index="8" draw:style-name="gr2" draw:text-style-name="P78" svg:width="23.866cm" svg:height="2.647cm" draw:control="control3"/></text:p><text:p text:style-name="P38">Attach files by dragging &amp; dropping, <text:span text:style-name="T42">selecting them</text:span>, or pasting from the clipboard.</text:p><text:p text:style-name="P40"><text:a xlink:type="simple" xlink:href="https://guides.github.com/features/mastering-markdown/" office:target-frame-name="_blank" xlink:show="new" text:style-name="Internet_20_link" text:visited-style-name="Visited_20_Internet_20_Link"><text:span text:style-name="T41"> </text:span></text:a><text:a xlink:type="simple" xlink:href="https://guides.github.com/features/mastering-markdown/" office:target-frame-name="_blank" xlink:show="new" text:style-name="Internet_20_link" text:visited-style-name="Visited_20_Internet_20_Link"><text:span text:style-name="T40">Styling with Markdown is supported</text:span></text:a></text:p><text:section text:style-name="Sect1" text:name="partial-new-comment-form-actions"><text:p text:style-name="P41"/></text:section></draw:text-box></draw:frame><text:bookmark text:name="comments"/><text:soft-page-break/></text:p>
      </text:section>
      <text:list xml:id="list5952057938558268508" text:style-name="L9">
        <text:list-item>
          <text:p text:style-name="P43"><draw:frame draw:style-name="fr1" draw:name="start-of-content" text:anchor-type="char" svg:width="0.041cm" draw:z-index="5"><draw:text-box fo:min-height="0.041cm"><text:p text:style-name="Text_20_body"/></draw:text-box></draw:frame>© 2018 GitHub, Inc.</text:p>
        </text:list-item>
        <text:list-item>
          <text:p text:style-name="P44"><text:a xlink:type="simple" xlink:href="https://github.com/site/terms" text:style-name="Internet_20_link" text:visited-style-name="Visited_20_Internet_20_Link"><text:span text:style-name="T27">Terms</text:span></text:a></text:p>
        </text:list-item>
        <text:list-item>
          <text:p text:style-name="P44"><text:a xlink:type="simple" xlink:href="https://github.com/site/privacy" text:style-name="Internet_20_link" text:visited-style-name="Visited_20_Internet_20_Link"><text:span text:style-name="T27">Privacy</text:span></text:a></text:p>
        </text:list-item>
        <text:list-item>
          <text:p text:style-name="P44"><text:a xlink:type="simple" xlink:href="https://help.github.com/articles/github-security/" text:style-name="Internet_20_link" text:visited-style-name="Visited_20_Internet_20_Link"><text:span text:style-name="T27">Security</text:span></text:a></text:p>
        </text:list-item>
        <text:list-item>
          <text:p text:style-name="P44"><text:a xlink:type="simple" xlink:href="https://status.github.com/" text:style-name="Internet_20_link" text:visited-style-name="Visited_20_Internet_20_Link"><text:span text:style-name="T27">Status</text:span></text:a></text:p>
        </text:list-item>
        <text:list-item>
          <text:p text:style-name="P11"><text:a xlink:type="simple" xlink:href="https://help.github.com/" text:style-name="Internet_20_link" text:visited-style-name="Visited_20_Internet_20_Link"><text:span text:style-name="T27">Help</text:span></text:a></text:p>
        </text:list-item>
      </text:list>
      <text:list xml:id="list3549599916542464890" text:style-name="L10">
        <text:list-item>
          <text:p text:style-name="P45"><text:a xlink:type="simple" xlink:href="https://github.com/contact" text:style-name="Internet_20_link" text:visited-style-name="Visited_20_Internet_20_Link"><text:span text:style-name="T27">Contact GitHub</text:span></text:a></text:p>
        </text:list-item>
        <text:list-item>
          <text:p text:style-name="P45"><text:soft-page-break/><text:a xlink:type="simple" xlink:href="https://developer.github.com/" text:style-name="Internet_20_link" text:visited-style-name="Visited_20_Internet_20_Link"><text:span text:style-name="T27">API</text:span></text:a></text:p>
        </text:list-item>
        <text:list-item>
          <text:p text:style-name="P45"><text:a xlink:type="simple" xlink:href="https://training.github.com/" text:style-name="Internet_20_link" text:visited-style-name="Visited_20_Internet_20_Link"><text:span text:style-name="T27">Training</text:span></text:a></text:p>
        </text:list-item>
        <text:list-item>
          <text:p text:style-name="P45"><text:a xlink:type="simple" xlink:href="https://shop.github.com/" text:style-name="Internet_20_link" text:visited-style-name="Visited_20_Internet_20_Link"><text:span text:style-name="T27">Shop</text:span></text:a></text:p>
        </text:list-item>
        <text:list-item>
          <text:p text:style-name="P45"><text:a xlink:type="simple" xlink:href="https://blog.github.com/" text:style-name="Internet_20_link" text:visited-style-name="Visited_20_Internet_20_Link"><text:span text:style-name="T27">Blog</text:span></text:a></text:p>
        </text:list-item>
        <text:list-item>
          <text:p text:style-name="P12"><text:a xlink:type="simple" xlink:href="https://github.com/about" text:style-name="Internet_20_link" text:visited-style-name="Visited_20_Internet_20_Link"><text:span text:style-name="T27">About</text:span></text:a></text:p>
        </text:list-item>
      </text:list>
      <text:p text:style-name="Text_20_body"><draw:frame draw:style-name="fr1" draw:name="hovercard-aria-description" text:anchor-type="char" svg:width="0.041cm" draw:z-index="10"><draw:text-box fo:min-height="0.041cm"><text:p text:style-name="P6">Press h to open a hovercard with more details.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4:37:05.494983170</meta:creation-date>
    <dc:date>2018-06-25T15:50:38.553577125</dc:date>
    <meta:editing-duration>P1DT5H13M39S</meta:editing-duration>
    <meta:editing-cycles>1</meta:editing-cycles>
    <meta:document-statistic meta:table-count="5" meta:image-count="3" meta:object-count="0" meta:page-count="9" meta:paragraph-count="237" meta:word-count="1188" meta:character-count="6318" meta:non-whitespace-character-count="5376"/>
    <meta:generator>LibreOffice/5.1.6.2$Linux_X86_64 LibreOffice_project/10m0$Build-2</meta:generator>
  </office:meta>
</office:document-meta>
</file>